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111111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svg:stroke-width="0.028cm" svg:stroke-color="#bf0041" draw:marker-start="Symmetric_20_Arrow" draw:marker-start-width="0.242cm" draw:marker-end="Symmetric_20_Arrow" draw:marker-end-width="0.242cm" draw:fill="solid" draw:textarea-vertical-align="middle" fo:padding-top="0.139cm" fo:padding-bottom="0.139cm" fo:padding-left="0.264cm" fo:padding-right="0.264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width="0.028cm" svg:stroke-color="#168253" draw:marker-start="Symmetric_20_Arrow" draw:marker-start-width="0.242cm" draw:marker-end="Symmetric_20_Arrow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objectwithoutfill">
      <style:graphic-properties draw:stroke="solid" svg:stroke-width="0.028cm" draw:marker-start="Symmetric_20_Arrow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svg:stroke-color="#111111" draw:fill="solid" draw:textarea-vertical-align="middle"/>
    </style:style>
    <style:style style:name="gr7" style:family="graphic" style:parent-style-name="standard">
      <style:graphic-properties svg:stroke-color="#111111" draw:fill="none" draw:textarea-horizontal-align="justify" draw:textarea-vertical-align="middle" draw:auto-grow-height="false" fo:min-height="0.199cm" fo:min-width="3.272cm"/>
    </style:style>
    <style:style style:name="gr8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0.091cm" fo:min-width="1.656cm" fo:padding-top="0.142cm" fo:padding-bottom="0.142cm" fo:padding-left="0.267cm" fo:padding-right="0.267cm"/>
    </style:style>
    <style:style style:name="gr9" style:family="graphic" style:parent-style-name="objectwithoutfill">
      <style:graphic-properties svg:stroke-color="#1c1c1c" draw:marker-end="Rounded_20_short_20_Arrow" draw:fill="solid" draw:textarea-vertical-align="middle"/>
    </style:style>
    <style:style style:name="gr10" style:family="graphic" style:parent-style-name="objectwithoutfill">
      <style:graphic-properties svg:stroke-width="0.028cm" svg:stroke-color="#111111" draw:marker-start="Symmetric_20_Arrow" draw:marker-start-width="0.242cm" draw:marker-end="Symmetric_20_Arrow" draw:marker-end-width="0.242cm" draw:fill="solid" draw:textarea-vertical-align="middle" fo:padding-top="0.139cm" fo:padding-bottom="0.139cm" fo:padding-left="0.264cm" fo:padding-right="0.264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567cm" svg:y1="11.795cm" svg:x2="8.107cm" svg:y2="19.415cm">
          <text:p/>
        </draw:line>
        <draw:line draw:style-name="gr1" draw:text-style-name="P1" draw:layer="layout" svg:x1="10.901cm" svg:y1="11.795cm" svg:x2="5.567cm" svg:y2="11.795cm">
          <text:p/>
        </draw:line>
        <draw:line draw:style-name="gr1" draw:text-style-name="P1" draw:layer="layout" svg:x1="8.107cm" svg:y1="19.415cm" svg:x2="10.901cm" svg:y2="11.795cm">
          <text:p/>
        </draw:line>
        <draw:line draw:style-name="gr2" draw:text-style-name="P1" draw:layer="layout" svg:x1="11.79cm" svg:y1="11.795cm" svg:x2="11.79cm" svg:y2="19.415cm">
          <text:p/>
        </draw:line>
        <draw:frame draw:style-name="gr3" draw:text-style-name="P2" draw:layer="layout" svg:width="0.46cm" svg:height="0.542cm" svg:x="12.044cm" svg:y="15.4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456cm" svg:height="0.542cm" svg:x="8.667cm" svg:y="14.20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4" draw:text-style-name="P1" draw:layer="layout" svg:x1="8.107cm" svg:y1="14.97cm" svg:x2="9.758cm" svg:y2="14.97cm">
          <text:p/>
        </draw:line>
        <draw:line draw:style-name="gr5" draw:text-style-name="P1" draw:layer="layout" svg:x1="8.107cm" svg:y1="14.97cm" svg:x2="8.107cm" svg:y2="19.415cm">
          <text:p/>
        </draw:line>
        <draw:frame draw:style-name="gr3" draw:text-style-name="P2" draw:layer="layout" svg:width="0.493cm" svg:height="0.542cm" svg:x="7.573cm" svg:y="16.4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1" draw:layer="layout" svg:x1="8.107cm" svg:y1="11.795cm" svg:x2="8.107cm" svg:y2="19.288cm">
          <text:p/>
        </draw:line>
        <draw:line draw:style-name="gr2" draw:text-style-name="P1" draw:layer="layout" svg:x1="8.107cm" svg:y1="11.033cm" svg:x2="10.901cm" svg:y2="11.033cm">
          <text:p/>
        </draw:line>
        <draw:frame draw:style-name="gr3" draw:text-style-name="P2" draw:layer="layout" svg:width="0.426cm" svg:height="0.542cm" svg:x="9.25cm" svg:y="10.3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7" draw:text-style-name="P3" draw:layer="layout" svg:width="5.334cm" svg:height="0.635cm" svg:x="5.567cm" svg:y="11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3.048cm" svg:height="0.481cm" svg:x="6.61cm" svg:y="14.7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4.175cm" svg:y1="13.827cm" svg:x2="7.218cm" svg:y2="14.716cm">
          <text:p/>
        </draw:line>
        <draw:frame draw:style-name="gr3" draw:text-style-name="P2" draw:layer="layout" svg:width="2.785cm" svg:height="0.595cm" svg:x="1.635cm" svg:y="13.06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10" draw:text-style-name="P1" draw:layer="layout" svg:x1="9.763cm" svg:y1="14.97cm" svg:x2="8.112cm" svg:y2="19.415cm">
          <text:p/>
        </draw:line>
        <draw:frame draw:style-name="gr3" draw:text-style-name="P2" draw:layer="layout" svg:width="0.351cm" svg:height="0.542cm" svg:x="9.303cm" svg:y="16.96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09-21T22:04:13.272290473</dc:date>
    <meta:editing-duration>PT3H7M56S</meta:editing-duration>
    <meta:editing-cycles>56</meta:editing-cycles>
    <meta:generator>LibreOffice/6.4.7.2$Linux_X86_64 LibreOffice_project/40$Build-2</meta:generator>
    <meta:document-statistic meta:object-count="18"/>
  </office:meta>
</office:document-meta>
</file>

<file path=Object 1/content.xml><?xml version="1.0" encoding="utf-8"?>
<math xmlns="http://www.w3.org/1998/Math/MathML" display="block">
  <semantics>
    <mstyle color="red">
      <mi>h</mi>
    </mstyle>
    <annotation encoding="StarMath 5.0">color red {h}</annotation>
  </semantics>
</math>
</file>

<file path=Object 2/content.xml><?xml version="1.0" encoding="utf-8"?>
<math xmlns="http://www.w3.org/1998/Math/MathML" display="block">
  <semantics>
    <mstyle color="green">
      <mi>x</mi>
    </mstyle>
    <annotation encoding="StarMath 5.0">color green {x}</annotation>
  </semantics>
</math>
</file>

<file path=Object 3/content.xml><?xml version="1.0" encoding="utf-8"?>
<math xmlns="http://www.w3.org/1998/Math/MathML" display="block">
  <semantics>
    <mstyle color="blue">
      <mi>y</mi>
    </mstyle>
    <annotation encoding="StarMath 5.0">color blue {y}</annotation>
  </semantics>
</math>
</file>

<file path=Object 4/content.xml><?xml version="1.0" encoding="utf-8"?>
<math xmlns="http://www.w3.org/1998/Math/MathML" display="block">
  <semantics>
    <mstyle color="red">
      <mi>r</mi>
    </mstyle>
    <annotation encoding="StarMath 5.0">color red {r}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i>π</mi>
      <mi>x</mi>
    </mrow>
    <annotation encoding="StarMath 5.0">P( x) = 2 %pi x</annotation>
  </semantics>
</math>
</file>

<file path=Object 6/content.xml><?xml version="1.0" encoding="utf-8"?>
<math xmlns="http://www.w3.org/1998/Math/MathML" display="block">
  <semantics>
    <mi>l</mi>
    <annotation encoding="StarMath 5.0">l</annotation>
  </semantics>
</math>
</file>